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java.util.Scanner;</text:p>
      <text:p text:style-name="P1">import CCard.CreditCard;</text:p>
      <text:p text:style-name="P1"/>
      <text:p text:style-name="P1">public class Transaction extends CreditCard {</text:p>
      <text:p text:style-name="P1"><text:s text:c="4"/>public Transaction(String name, String card, double limit) {</text:p>
      <text:p text:style-name="P1"><text:s text:c="8"/>super(name, card, limit);</text:p>
      <text:p text:style-name="P1"><text:s text:c="4"/>}</text:p>
      <text:p text:style-name="P1"/>
      <text:p text:style-name="P1"><text:s text:c="4"/>public static void main(String[] args) {</text:p>
      <text:p text:style-name="P1"><text:s text:c="8"/>Scanner sc = new Scanner(System.in);</text:p>
      <text:p text:style-name="P1"><text:s text:c="8"/>Transaction[] customers = new Transaction[2];</text:p>
      <text:p text:style-name="P1"/>
      <text:p text:style-name="P1"><text:s text:c="8"/>System.out.print("Enter the name of first customer: ");</text:p>
      <text:p text:style-name="P1"><text:s text:c="8"/>String name1 = sc.nextLine().trim();</text:p>
      <text:p text:style-name="P1"><text:s text:c="8"/>System.out.print("Enter the card number: ");</text:p>
      <text:p text:style-name="P1"><text:s text:c="8"/>String card1 = sc.nextLine().trim();</text:p>
      <text:p text:style-name="P1"><text:s text:c="8"/>System.out.print("Enter the credit limit ($): ");</text:p>
      <text:p text:style-name="P1"><text:s text:c="8"/>double limit1 = readPositiveDouble(sc);</text:p>
      <text:p text:style-name="P1"/>
      <text:p text:style-name="P1"><text:s text:c="8"/>customers[0] = new Transaction(name1, card1, limit1);</text:p>
      <text:p text:style-name="P1"><text:s text:c="8"/>System.out.println("The customer information is saved successfully.");</text:p>
      <text:p text:style-name="P1"><text:s text:c="8"/>customers[0].printSummary();</text:p>
      <text:p text:style-name="P1"/>
      <text:p text:style-name="P1"><text:s text:c="8"/>System.out.print("Enter the name of second customer: ");</text:p>
      <text:p text:style-name="P1"><text:s text:c="8"/>String name2 = sc.nextLine().trim();</text:p>
      <text:p text:style-name="P1"><text:s text:c="8"/>System.out.print("Enter the card number: ");</text:p>
      <text:p text:style-name="P1"><text:s text:c="8"/>String card2 = sc.nextLine().trim();</text:p>
      <text:p text:style-name="P1"><text:s text:c="8"/>System.out.print("Enter the credit limit ($): ");</text:p>
      <text:p text:style-name="P1"><text:s text:c="8"/>double limit2 = readPositiveDouble(sc);</text:p>
      <text:p text:style-name="P1"/>
      <text:p text:style-name="P1"><text:s text:c="8"/>customers[1] = new Transaction(name2, card2, limit2);</text:p>
      <text:p text:style-name="P1"><text:s text:c="8"/>System.out.println("The customer information is saved successfully.");</text:p>
      <text:p text:style-name="P1"><text:s text:c="8"/>customers[1].printSummary();</text:p>
      <text:p text:style-name="P1"/>
      <text:p text:style-name="P1"><text:s text:c="8"/>while (true) {</text:p>
      <text:p text:style-name="P1"><text:s text:c="12"/>System.out.println("1. Pay the transaction fee");</text:p>
      <text:p text:style-name="P1"><text:s text:c="12"/>System.out.println("2. Print all customers’ information");</text:p>
      <text:p text:style-name="P1"><text:s text:c="12"/>System.out.println("3. Print individual customer’s information");</text:p>
      <text:p text:style-name="P1"><text:s text:c="12"/>System.out.println("4. Exit");</text:p>
      <text:p text:style-name="P1"><text:s text:c="12"/>System.out.print("Enter your option: ");</text:p>
      <text:p text:style-name="P1"/>
      <text:p text:style-name="P1"><text:s text:c="12"/>String optLine = sc.nextLine().trim();</text:p>
      <text:p text:style-name="P1"><text:s text:c="12"/>if (optLine.isEmpty()) continue;</text:p>
      <text:p text:style-name="P1"/>
      <text:p text:style-name="P1"><text:s text:c="12"/>switch (optLine) {</text:p>
      <text:p text:style-name="P1"><text:s text:c="16"/>case "1": {</text:p>
      <text:p text:style-name="P1"><text:s text:c="20"/>System.out.print("Enter the card number: ");</text:p>
      <text:p text:style-name="P1"><text:s text:c="20"/>String lookup = sc.nextLine().trim();</text:p>
      <text:p text:style-name="P1"><text:s text:c="20"/>Transaction c = findByCard(customers, lookup);</text:p>
      <text:p text:style-name="P1"><text:s text:c="20"/>if (c == null) {</text:p>
      <text:p text:style-name="P1"><text:s text:c="24"/>System.out.println("The transaction is unsuccessful. Card not found.");</text:p>
      <text:p text:style-name="P1"><text:s text:c="24"/>break;</text:p>
      <text:p text:style-name="P1"><text:s text:c="20"/>}</text:p>
      <text:p text:style-name="P1"><text:s text:c="20"/>System.out.print("Enter the transaction fee ($): ");</text:p>
      <text:p text:style-name="P1"><text:s text:c="20"/>double fee = readPositiveDouble(sc);</text:p>
      <text:p text:style-name="P1"><text:s text:c="20"/>boolean ok = c.makePayment(fee);</text:p>
      <text:p text:style-name="P1"><text:s text:c="20"/>if (ok) {</text:p>
      <text:p text:style-name="P1"><text:s text:c="24"/>System.out.println("The transaction is successful. The card balance is $" + c.getCurrentBalanceAsLong() + ".");</text:p>
      <text:p text:style-name="P1"><text:s text:c="20"/>}</text:p>
      <text:p text:style-name="P1"><text:s text:c="20"/>break;</text:p>
      <text:p text:style-name="P1"><text:s text:c="16"/>}</text:p>
      <text:p text:style-name="P1"><text:s text:c="16"/>case "2": {</text:p>
      <text:p text:style-name="P1"><text:s text:c="20"/>for (Transaction c : customers) {</text:p>
      <text:p text:style-name="P1"><text:s text:c="24"/>c.printSummary();</text:p>
      <text:p text:style-name="P1"><text:s text:c="20"/>}</text:p>
      <text:p text:style-name="P1"><text:s text:c="20"/>break;</text:p>
      <text:p text:style-name="P1"><text:s text:c="16"/>}</text:p>
      <text:p text:style-name="P1"><text:s text:c="16"/>case "3": {</text:p>
      <text:p text:style-name="P1"><text:s text:c="20"/>System.out.print("Enter the card number: ");</text:p>
      <text:p text:style-name="P1"><text:s text:c="20"/>String lookup = sc.nextLine().trim();</text:p>
      <text:p text:style-name="P1"><text:s text:c="20"/>Transaction c = findByCard(customers, lookup);</text:p>
      <text:p text:style-name="P1"><text:s text:c="20"/>if (c == null) {</text:p>
      <text:p text:style-name="P1"><text:s text:c="24"/>System.out.println("Card not found.");</text:p>
      <text:p text:style-name="P1"><text:s text:c="20"/>} else {</text:p>
      <text:p text:style-name="P1"><text:s text:c="24"/>c.printSummary();</text:p>
      <text:p text:style-name="P1"><text:s text:c="20"/>}</text:p>
      <text:p text:style-name="P1"><text:s text:c="20"/>break;</text:p>
      <text:p text:style-name="P1"><text:s text:c="16"/>}</text:p>
      <text:p text:style-name="P1"><text:s text:c="16"/>case "4": {</text:p>
      <text:p text:style-name="P1"><text:s text:c="20"/>System.out.println("Thank you!");</text:p>
      <text:p text:style-name="P1"><text:s text:c="20"/>sc.close();</text:p>
      <text:p text:style-name="P1"><text:s text:c="20"/>return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rivate static Transaction findByCard(Transaction[] arr, String card) {</text:p>
      <text:p text:style-name="P1"><text:s text:c="8"/>for (Transaction t : arr) {</text:p>
      <text:p text:style-name="P1"><text:s text:c="12"/>if (t.getCardNumber().equals(card)) return t;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rivate static double readPositiveDouble(Scanner sc) {</text:p>
      <text:p text:style-name="P1"><text:s text:c="8"/>while (true) {</text:p>
      <text:p text:style-name="P1"><text:s text:c="12"/>String s = sc.nextLine().trim();</text:p>
      <text:p text:style-name="P1"><text:s text:c="12"/>try {</text:p>
      <text:p text:style-name="P1"><text:s text:c="16"/>double v = Double.parseDouble(s);</text:p>
      <text:p text:style-name="P1"><text:s text:c="16"/>if (v &gt;= 0) return v;</text:p>
      <text:p text:style-name="P1"><text:s text:c="12"/>} catch (NumberFormatException ignored) {}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